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M Roman 12" svg:font-family="'LM Roman 12'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3_5f_1">
      <style:graphic-properties draw:stroke="none" draw:fill="none" fo:min-height="0.704cm"/>
    </style:style>
    <style:style style:name="gr2" style:family="graphic" style:parent-style-name="Default_5f_1_5f_4">
      <style:graphic-properties draw:fill="solid" draw:fill-color="#65c295" draw:opacity="50%" draw:textarea-horizontal-align="justify" draw:textarea-vertical-align="middle" draw:auto-grow-height="false" fo:min-height="1.856cm" fo:min-width="2.87cm" draw:shadow-opacity="50%"/>
    </style:style>
    <style:style style:name="gr3" style:family="graphic" style:parent-style-name="Default_5f_1_5f_4">
      <style:graphic-properties draw:stroke="none" draw:fill="none" fo:min-height="0.704cm"/>
    </style:style>
    <style:style style:name="gr4" style:family="graphic" style:parent-style-name="Default_5f_1_5f_4">
      <style:graphic-properties draw:fill="solid" draw:fill-color="#00b6bd" draw:textarea-horizontal-align="justify" draw:textarea-vertical-align="middle" draw:auto-grow-height="false" fo:min-height="2.628cm" fo:min-width="2.802cm"/>
    </style:style>
    <style:style style:name="gr5" style:family="graphic" style:parent-style-name="Default_5f_1_5f_4">
      <style:graphic-properties draw:stroke="none" svg:stroke-color="#000000" draw:fill="none" draw:fill-color="#ffffff" draw:auto-grow-height="true" draw:auto-grow-width="false" fo:max-height="0cm" fo:min-height="0.704cm"/>
    </style:style>
    <style:style style:name="gr6" style:family="graphic" style:parent-style-name="Default_5f_1_5f_4">
      <style:graphic-properties draw:stroke="none" svg:stroke-color="#000000" draw:fill="none" draw:fill-color="#ffffff" draw:textarea-horizontal-align="left" draw:auto-grow-height="true" draw:auto-grow-width="true" fo:min-height="1.009cm" fo:min-width="10.061cm"/>
    </style:style>
    <style:style style:name="gr7" style:family="graphic" style:parent-style-name="Default_5f_1_5f_4">
      <style:graphic-properties draw:fill="solid" draw:fill-color="#a0a0a2" draw:opacity="30%" draw:textarea-horizontal-align="justify" draw:textarea-vertical-align="middle" draw:auto-grow-height="false" fo:min-height="0.456cm" fo:min-width="10.32cm" draw:shadow="hidden" draw:shadow-offset-x="-0.152cm" draw:shadow-offset-y="0.152cm" draw:shadow-opacity="30%"/>
    </style:style>
    <style:style style:name="gr8" style:family="graphic" style:parent-style-name="Default_5f_1_5f_1_5f_2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9" style:family="graphic" style:parent-style-name="Default_5f_1_5f_1_5f_2">
      <style:graphic-properties draw:stroke="none" svg:stroke-color="#000000" draw:fill="none" draw:fill-color="#ffffff" draw:textarea-horizontal-align="left" draw:auto-grow-height="true" draw:auto-grow-width="false" fo:min-height="1.019cm" fo:min-width="0cm"/>
    </style:style>
    <style:style style:name="gr10" style:family="graphic" style:parent-style-name="Default_5f_1_5f_4">
      <style:graphic-properties draw:textarea-horizontal-align="justify" draw:textarea-vertical-align="middle" draw:auto-grow-height="false" fo:min-height="0.231cm" fo:min-width="0.121cm"/>
    </style:style>
    <style:style style:name="gr11" style:family="graphic" style:parent-style-name="Default_5f_1_5f_4">
      <style:graphic-properties draw:fill="solid" draw:fill-color="#7477b8" draw:opacity="30%" draw:textarea-horizontal-align="justify" draw:textarea-vertical-align="middle" draw:auto-grow-height="false" fo:min-height="5.456cm" fo:min-width="15.756cm" draw:shadow-offset-x="0.203cm" draw:shadow-offset-y="0.203cm" draw:shadow-opacity="30%"/>
    </style:style>
    <style:style style:name="gr12" style:family="graphic" style:parent-style-name="Default_5f_1_5f_4">
      <style:graphic-properties draw:stroke="none" svg:stroke-color="#000000" draw:fill="none" draw:fill-color="#ffffff" draw:textarea-horizontal-align="left" draw:auto-grow-height="true" draw:auto-grow-width="true" fo:min-height="0.704cm" fo:min-width="2.076cm"/>
    </style:style>
    <style:style style:name="gr13" style:family="graphic" style:parent-style-name="Default_5f_1_5f_4">
      <style:graphic-properties draw:textarea-horizontal-align="justify" draw:textarea-vertical-align="middle" draw:auto-grow-height="false" fo:min-height="0.603cm" fo:min-width="0cm"/>
    </style:style>
    <style:style style:name="gr14" style:family="graphic" style:parent-style-name="Default_5f_1">
      <style:graphic-properties draw:fill="solid" draw:fill-color="#1b75bc" draw:opacity="90%" draw:textarea-horizontal-align="justify" draw:textarea-vertical-align="middle" draw:auto-grow-height="false" fo:min-height="0.176cm" fo:min-width="0.609cm" draw:shadow-offset-x="0.203cm" draw:shadow-offset-y="0.203cm" draw:shadow-opacity="90%"/>
    </style:style>
    <style:style style:name="gr15" style:family="graphic" style:parent-style-name="Default_5f_1">
      <style:graphic-properties draw:fill="solid" draw:fill-color="#454fa1" draw:textarea-horizontal-align="justify" draw:textarea-vertical-align="middle" draw:auto-grow-height="false" fo:min-height="0.176cm" fo:min-width="0.61cm"/>
    </style:style>
    <style:style style:name="gr16" style:family="graphic" style:parent-style-name="Default_5f_1">
      <style:graphic-properties draw:textarea-horizontal-align="justify" draw:textarea-vertical-align="middle" draw:auto-grow-height="false" fo:min-height="0.176cm" fo:min-width="0.61cm"/>
    </style:style>
    <style:style style:name="gr17" style:family="graphic" style:parent-style-name="Default_5f_1">
      <style:graphic-properties draw:fill="solid" draw:fill-color="#182f7c" draw:textarea-horizontal-align="justify" draw:textarea-vertical-align="middle" draw:auto-grow-height="false" fo:min-height="0.176cm" fo:min-width="0.61cm"/>
    </style:style>
    <style:style style:name="gr18" style:family="graphic" style:parent-style-name="Default_5f_1">
      <style:graphic-properties draw:fill="solid" draw:fill-color="#003d73" draw:textarea-horizontal-align="justify" draw:textarea-vertical-align="middle" draw:auto-grow-height="false" fo:min-height="0.176cm" fo:min-width="0.61cm"/>
    </style:style>
    <style:style style:name="gr19" style:family="graphic" style:parent-style-name="Default_5f_1">
      <style:graphic-properties svg:stroke-width="0.051cm" svg:stroke-color="#0d1f63" draw:marker-start-width="0.355cm" draw:marker-end-width="0.355cm" draw:fill="solid" draw:fill-color="#adc5e7" draw:gradient-step-count="0" draw:opacity="10%" draw:textarea-horizontal-align="justify" draw:textarea-vertical-align="middle" draw:auto-grow-height="false" fo:min-height="2.504cm" fo:min-width="4.703cm" fo:padding-top="0.15cm" fo:padding-bottom="0.15cm" fo:padding-left="0.275cm" fo:padding-right="0.275cm" draw:shadow-offset-x="0.203cm" draw:shadow-offset-y="0.203cm" draw:shadow-opacity="10%"/>
    </style:style>
    <style:style style:name="gr20" style:family="graphic" style:parent-style-name="Default_5f_1">
      <style:graphic-properties draw:fill="solid" draw:fill-color="#071136" draw:textarea-horizontal-align="justify" draw:textarea-vertical-align="middle" draw:auto-grow-height="false" fo:min-height="0cm" fo:min-width="0cm"/>
    </style:style>
    <style:style style:name="gr21" style:family="graphic" style:parent-style-name="Default_5f_1">
      <style:graphic-properties draw:textarea-horizontal-align="justify" draw:textarea-vertical-align="middle" draw:auto-grow-height="false" fo:min-height="0.363cm" fo:min-width="0.008cm"/>
    </style:style>
    <style:style style:name="gr22" style:family="graphic" style:parent-style-name="Default_5f_1_5f_4">
      <style:graphic-properties svg:stroke-width="0.102cm" svg:stroke-color="#006d6f" draw:marker-start-width="0.509cm" draw:marker-end-width="0.509cm" draw:fill="solid" draw:fill-color="#00888a" draw:opacity="15%" draw:textarea-horizontal-align="justify" draw:textarea-vertical-align="middle" draw:auto-grow-height="false" fo:min-height="9.731cm" fo:min-width="19.477cm" fo:padding-top="0.176cm" fo:padding-bottom="0.176cm" fo:padding-left="0.301cm" fo:padding-right="0.301cm" draw:shadow-offset-x="0.203cm" draw:shadow-offset-y="0.203cm" draw:shadow-opacity="15%"/>
    </style:style>
    <style:style style:name="gr23" style:family="graphic" style:parent-style-name="Object_20_with_20_no_20_fill_20_and_20_no_20_line">
      <style:graphic-properties draw:textarea-vertical-align="middle" draw:ole-draw-aspect="1" style:protect="size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65c295" draw:opacity="50%"/>
      <style:paragraph-properties fo:text-align="center"/>
    </style:style>
    <style:style style:name="P4" style:family="paragraph">
      <loext:graphic-properties draw:fill="solid" draw:fill-color="#00b6b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a0a0a2" draw:opacity="30%"/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solid" draw:fill-color="#7477b8" draw:opacity="30%"/>
      <style:paragraph-properties fo:text-align="center"/>
    </style:style>
    <style:style style:name="P9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10" style:family="paragraph">
      <loext:graphic-properties draw:fill="solid" draw:fill-color="#1b75bc" draw:opacity="90%"/>
      <style:paragraph-properties fo:text-align="center"/>
    </style:style>
    <style:style style:name="P11" style:family="paragraph">
      <loext:graphic-properties draw:fill="solid" draw:fill-color="#454fa1"/>
      <style:paragraph-properties fo:text-align="center"/>
    </style:style>
    <style:style style:name="P12" style:family="paragraph">
      <loext:graphic-properties draw:fill="solid" draw:fill-color="#182f7c"/>
      <style:paragraph-properties fo:text-align="center"/>
    </style:style>
    <style:style style:name="P13" style:family="paragraph">
      <loext:graphic-properties draw:fill="solid" draw:fill-color="#003d73"/>
      <style:paragraph-properties fo:text-align="center"/>
    </style:style>
    <style:style style:name="P14" style:family="paragraph">
      <loext:graphic-properties draw:fill="solid" draw:fill-color="#adc5e7" draw:gradient-step-count="0" draw:opacity="10%"/>
      <style:paragraph-properties fo:text-align="center"/>
    </style:style>
    <style:style style:name="P15" style:family="paragraph">
      <loext:graphic-properties draw:fill="solid" draw:fill-color="#071136"/>
      <style:paragraph-properties fo:text-align="center"/>
    </style:style>
    <style:style style:name="P16" style:family="paragraph">
      <loext:graphic-properties draw:fill="solid" draw:fill-color="#00888a" draw:opacity="15%"/>
      <style:paragraph-properties fo:text-align="center"/>
    </style:style>
    <style:style style:name="P17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M Roman 12" fo:font-size="18pt" fo:font-style="normal" fo:font-weight="normal" style:font-size-asian="18pt" style:font-size-complex="18pt"/>
    </style:style>
    <style:style style:name="T3" style:family="text">
      <style:text-properties style:font-name="LM Roman 12" fo:font-size="20pt" fo:font-style="italic" fo:font-weight="bold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M Roman 12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M Roman 12" fo:font-size="20pt" fo:font-style="italic" fo:text-shadow="none" style:text-underline-style="none" fo:font-weight="bold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fo:text-shadow="none" style:text-underline-style="none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M Roman 12" fo:font-size="20pt" fo:font-style="italic" fo:font-weight="bold"/>
    </style:style>
    <style:style style:name="T9" style:family="text">
      <style:text-properties fo:font-size="18pt"/>
    </style:style>
    <style:style style:name="T10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167cm" svg:height="0.954cm" svg:x="16.093cm" svg:y="12.913cm">
          <draw:text-box>
            <text:p><text:span text:style-name="T1"><text:s/></text:span></text:p>
          </draw:text-box>
        </draw:frame>
        <draw:custom-shape draw:style-name="gr2" draw:text-style-name="P3" draw:layer="layout" svg:width="4.764cm" svg:height="2.978cm" svg:x="10.63cm" svg:y="8.09cm">
          <text:p text:style-name="P2"><text:span text:style-name="T2">Fit</text:span><text:span text:style-name="T3">A</text:span><text:span text:style-name="T2"> </text:span></text:p>
          <text:p text:style-name="P2"><text:span text:style-name="T4"><text:s/></text:span><text:span text:style-name="T4">with </text:span><text:span text:style-name="T5">α</text:span><text:span text:style-name="T3"> </text:span></text:p>
          <text:p text:style-name="P2"><text:span text:style-name="T4">on </text:span><text:span text:style-name="T6">D</text:span><text:span text:style-name="T4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748cm" svg:height="0.954cm" svg:x="12.924cm" svg:y="6.804cm">
          <draw:text-box>
            <text:p>*</text:p>
          </draw:text-box>
        </draw:frame>
        <draw:custom-shape draw:style-name="gr4" draw:text-style-name="P4" draw:layer="layout" svg:width="3.302cm" svg:height="2.878cm" svg:x="11.33cm" svg:y="12.076cm">
          <text:p text:style-name="P2">Model</text:p>
          <text:p text:style-name="P2"><text:span text:style-name="T7"/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116cm" svg:height="0.954cm" svg:x="12.556cm" svg:y="6.958cm">
          <draw:text-box>
            <text:p><text:span text:style-name="T5">α</text:span></text:p>
          </draw:text-box>
        </draw:frame>
        <draw:frame draw:style-name="gr5" draw:text-style-name="P5" draw:layer="layout" svg:width="0.762cm" svg:height="0.954cm" svg:x="13.584cm" svg:y="9.052cm">
          <draw:text-box>
            <text:p>*</text:p>
          </draw:text-box>
        </draw:frame>
        <draw:frame draw:style-name="gr6" draw:text-style-name="P5" draw:layer="layout" svg:width="10.561cm" svg:height="1.259cm" svg:x="7.574cm" svg:y="-0.012cm">
          <draw:text-box>
            <text:p>Training Data <text:span text:style-name="T3">D</text:span>, Inducer<text:span text:style-name="T8"> </text:span><text:span text:style-name="T3">A</text:span></text:p>
          </draw:text-box>
        </draw:frame>
        <draw:custom-shape draw:style-name="gr7" draw:text-style-name="P6" draw:layer="layout" svg:width="11.684cm" svg:height="0.762cm" svg:x="6.604cm" svg:y="0.254cm">
          <text:p text:style-name="P2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0.502cm" svg:height="1.187cm" svg:x="9.472cm" svg:y="7.432cm">
          <draw:text-box>
            <text:p/>
          </draw:text-box>
        </draw:frame>
        <draw:frame draw:style-name="gr9" draw:text-style-name="P7" draw:layer="layout" svg:width="5.432cm" svg:height="1.269cm" svg:x="10.092cm" svg:y="4.135cm">
          <draw:text-box>
            <text:p><text:span text:style-name="T1">Run CV(</text:span><text:span text:style-name="T6">A</text:span><text:span text:style-name="T1">, </text:span><text:span text:style-name="T5">α, S</text:span><text:span text:style-name="T9">)</text:span></text:p>
          </draw:text-box>
        </draw:frame>
        <draw:custom-shape draw:style-name="gr10" draw:text-style-name="P2" draw:layer="layout" svg:width="0.724cm" svg:height="0.959cm" draw:transform="skewX (-0.0010471975511966) rotate (-1.55281943549936) translate (13.435cm 5.988cm)">
          <text:p/>
          <draw:enhanced-geometry svg:viewBox="0 0 21600 21600" draw:mirror-horizontal="false" draw:mirror-vertical="false" draw:text-areas="0 ?f0 ?f5 ?f2" draw:type="right-arrow" draw:modifiers="15412.6291618829 5395.283842794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6.256cm" svg:height="5.706cm" svg:x="5.08cm" svg:y="2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9" draw:layer="layout" svg:width="2.576cm" svg:height="0.954cm" svg:x="4.856cm" svg:y="2.095cm">
          <draw:text-box>
            <text:p><text:span text:style-name="T10">Tuning</text:span></text:p>
          </draw:text-box>
        </draw:frame>
        <draw:custom-shape draw:style-name="gr13" draw:text-style-name="P2" draw:layer="layout" svg:width="0.852cm" svg:height="0.974cm" svg:x="12.427cm" svg:y="1.0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0" draw:layer="layout" svg:width="1.109cm" svg:height="0.426cm" svg:x="13.224cm" svg:y="3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.11cm" svg:height="0.426cm" svg:x="12.06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1.11cm" svg:height="0.426cm" svg:x="9.741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11cm" svg:height="0.426cm" svg:x="10.90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.11cm" svg:height="0.426cm" svg:x="14.382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7.427cm" svg:height="3.964cm" svg:x="9.059cm" svg:y="2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639cm" svg:height="0.639cm" svg:x="8.789cm" svg:y="3.82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5" draw:layer="layout" svg:width="0.639cm" svg:height="0.639cm" draw:transform="rotate (-3.12117230134146) translate (16.684cm 4.45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2" draw:layer="layout" svg:width="1.016cm" svg:height="0.7cm" svg:x="12.5cm" svg:y="11.1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6" draw:layer="layout" svg:width="20.079cm" svg:height="10.083cm" svg:x="2.914cm" svg:y="1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" draw:layer="layout" svg:width="1.524cm" svg:height="0.711cm" svg:x="12.446cm" svg:y="13.71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M Roman 12" svg:font-family="'LM Roman 12'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16:49:30.607170667</meta:creation-date>
    <dc:date>2018-09-10T05:15:22.262285351</dc:date>
    <meta:editing-duration>PT1H5M56S</meta:editing-duration>
    <meta:editing-cycles>24</meta:editing-cycles>
    <meta:generator>LibreOffice/5.3.1.2$Linux_X86_64 LibreOffice_project/30m0$Build-2</meta:generator>
    <meta:document-statistic meta:object-count="48"/>
  </office:meta>
</office:document-meta>
</file>

<file path=Object 1/content.xml><?xml version="1.0" encoding="utf-8"?>
<math xmlns="http://www.w3.org/1998/Math/MathML" display="block">
  <semantics>
    <mrow>
      <mover accent="true">
        <mi>f</mi>
        <mo stretchy="false">^</mo>
      </mover>
      <mi>,</mi>
      <mi mathvariant="normal">α</mi>
      <mtext>*</mtext>
    </mrow>
    <annotation encoding="StarMath 5.0">{hat f}, %alpha"*"</annotation>
  </semantics>
</math>
</file>